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3cm" draw:marker-start-width="0.45cm" draw:marker-end-width="0.45cm" draw:fill-color="#ffffff" draw:textarea-horizontal-align="justify" draw:textarea-vertical-align="middle" draw:auto-grow-height="false" fo:padding-top="0.275cm" fo:padding-bottom="0.275cm" fo:padding-left="0.4cm" fo:padding-right="0.4cm"/>
    </style:style>
    <style:style style:name="gr3" style:family="graphic" style:parent-style-name="standard">
      <style:graphic-properties svg:stroke-width="0.3cm" draw:marker-start-width="0.75cm" draw:marker-end-width="0.75cm" draw:fill-color="#ffffff" draw:textarea-horizontal-align="justify" draw:textarea-vertical-align="middle" draw:auto-grow-height="false" fo:padding-top="0.275cm" fo:padding-bottom="0.275cm" fo:padding-left="0.4cm" fo:padding-right="0.4cm"/>
    </style:style>
    <style:style style:name="gr4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 style:list-style-name="L2">
      <style:graphic-properties draw:auto-grow-height="true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2">
      <style:graphic-properties fo:min-height="12.18cm"/>
    </style:style>
    <style:style style:name="pr8" style:family="presentation" style:parent-style-name="Default-outline1" style:list-style-name="L2">
      <style:graphic-properties draw:auto-grow-height="true" fo:min-height="15.186cm"/>
    </style:style>
    <style:style style:name="pr9" style:family="presentation" style:parent-style-name="Default-outline1" style:list-style-name="L2">
      <style:graphic-properties fo:min-height="12.18cm"/>
    </style:style>
    <style:style style:name="pr10" style:family="presentation" style:parent-style-name="Default-outline1">
      <style:graphic-properties fo:min-height="12.18cm"/>
    </style:style>
    <style:style style:name="co1" style:family="table-column">
      <style:table-column-properties style:column-width="0.904cm" style:use-optimal-column-width="false"/>
    </style:style>
    <style:style style:name="co2" style:family="table-column">
      <style:table-column-properties style:column-width="4.72cm" style:use-optimal-column-width="false"/>
    </style:style>
    <style:style style:name="co3" style:family="table-column">
      <style:table-column-properties style:column-width="4.718cm" style:use-optimal-column-width="false"/>
    </style:style>
    <style:style style:name="co4" style:family="table-column">
      <style:table-column-properties style:column-width="4.722cm" style:use-optimal-column-width="false"/>
    </style:style>
    <style:style style:name="ro1" style:family="table-row">
      <style:table-row-properties style:row-height="0.913cm"/>
    </style:style>
    <style:style style:name="ro2" style:family="table-row">
      <style:table-row-properties style:row-height="0.786cm"/>
    </style:style>
    <style:style style:name="ro3" style:family="table-row">
      <style:table-row-properties style:row-height="1.38cm"/>
    </style:style>
    <style:style style:name="ro4" style:family="table-row">
      <style:table-row-properties style:row-height="2.176cm"/>
    </style:style>
    <style:style style:name="ro5" style:family="table-row">
      <style:table-row-properties style:row-height="1.445cm"/>
    </style:style>
    <style:style style:name="ce1" style:family="table-cell">
      <style:graphic-properties style:repeat="repeat"/>
      <style:paragraph-properties fo:border="0.03pt solid #000000"/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ce2" style:family="table-cell">
      <style:graphic-properties style:repeat="repeat"/>
      <style:paragraph-properties fo:border="0.03pt solid #000000"/>
      <style:text-properties fo:font-family="Arial" style:font-family-generic="swiss" style:font-pitch="variable" fo:font-size="24pt" style:font-size-asian="24pt" style:font-size-complex="24pt"/>
    </style:style>
    <style:style style:name="ce3" style:family="table-cell">
      <style:graphic-properties style:repeat="repeat"/>
      <style:paragraph-properties fo:border="0.03pt solid #000000"/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ce4" style:family="table-cell">
      <style:graphic-properties style:repeat="repeat"/>
      <style:paragraph-properties fo:border="0.03pt solid #000000"/>
      <style:text-properties fo:font-family="Arial" style:font-family-generic="swiss" style:font-pitch="variable" fo:font-size="18pt" style:font-size-asian="18pt" style:font-size-complex="18pt"/>
    </style:style>
    <style:style style:name="P1" style:family="paragraph">
      <style:paragraph-properties fo:text-align="star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family="Arial" style:font-family-generic="swiss" style:font-pitch="variable" fo:font-size="18pt" style:font-size-asian="18pt" style:font-size-complex="18pt"/>
    </style:style>
    <style:style style:name="T5" style:family="text">
      <style:text-properties fo:font-family="Arial" style:font-family-generic="swiss" style:font-pitch="variable" fo:font-size="24pt" style:font-size-asian="24pt" style:font-size-complex="24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mart Blitzmerker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A smart frugal metering solution, for a smart world</text:p>
            <text:p/>
            <text:p/>
            <text:p text:style-name="P1"><text:span text:style-name="T1">Author: Rolf Hemmerling, </text:span><text:span text:style-name="T1"><text:a xlink:href="mailto:hemmerling@gmx.net" xlink:type="simple">hemmerling@gmx.net</text:a></text:span></text:p>
            <text:p text:style-name="P1"><text:span text:style-name="T1">Date: 2015-06-13</text:span></text:p>
            <text:p text:style-name="P1"><text:span text:style-name="T1"/></text:p>
            <text:p text:style-name="P1"><text:span text:style-name="T1">Slides: </text:span><text:span text:style-name="T1"><text:a xlink:href="http://slideshare.com/hemmerling" xlink:type="simple">http://slideshare.com/hemmerling</text:a></text:span><text:span text:style-name="T1"> </text:span></text:p>
            <text:p text:style-name="P1"><text:span text:style-name="T1">License: Creative Commons - Attribution-ShareAlike 4.0 Generic </text:span><text:span text:style-name="T1"><text:a xlink:href="http://www.creativecommons.org/licenses/by-sa/4.0/" xlink:type="simple">http://www.creativecommons.org/licenses/by-sa/4.0/</text:a></text:span><text:span text:style-name="T1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mart Blitzmerker</text:p>
          </draw:text-box>
        </draw:frame>
        <draw:frame presentation:style-name="pr5" draw:layer="layout" svg:width="25.199cm" svg:height="12.18cm" svg:x="1.301cm" svg:y="5.32cm" presentation:class="outline" presentation:user-transformed="true">
          <draw:text-box>
            <text:list text:style-name="L2">
              <text:list-item>
                <text:p>Components</text:p>
              </text:list-item>
              <text:list-item>
                <text:p>Signal Chain</text:p>
              </text:list-item>
              <text:list-item>
                <text:p>Technologies</text:p>
              </text:list-item>
              <text:list-item>
                <text:p>Resume</text:p>
              </text:list-item>
              <text:list-item>
                <text:p>Resour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 Components</text:p>
          </draw:text-box>
        </draw:frame>
        <draw:frame presentation:style-name="pr7" draw:text-style-name="P2" draw:layer="layout" svg:width="25.199cm" svg:height="14.381cm" svg:x="1.4cm" svg:y="4.914cm" presentation:class="outline" presentation:user-transformed="true">
          <draw:text-box>
            <text:list text:style-name="L2">
              <text:list-item>
                <text:p><text:span text:style-name="T2">Embedded Device, to be plugged mechanically to the analog meter ( by magnetism, vaccum, electrical or optical interface... ), either permanently or temporary</text:span></text:p>
              </text:list-item>
              <text:list-item>
                <text:p><text:span text:style-name="T2">Smart mobile device, e.g. a smartphone with built-in cam(s) and USB interface</text:span></text:p>
              </text:list-item>
              <text:list-item>
                <text:p><text:span text:style-name="T2">Digitizer ( an electronic or optical interface, e.g. fieldbus bus, optocoupler, cam <text:s/>) - part of (1) or (2) respectively</text:span></text:p>
              </text:list-item>
              <text:list-item>
                <text:p><text:span text:style-name="T2">An optional data converter – part of (1),(2) or (3) respecitively - , which converts the digital data ( e.g. an image taken by a cam ) into a "tag" ( e.g. by optical character recognition ). A "tag" is a date with minimal size ( e.g. a "data word" of 2 Bytes, not a 100Kbytes image ).</text:span></text:p>
              </text:list-item>
              <text:list-item>
                <text:p><text:span text:style-name="T2">Programmable Logic Control (PLC) / Distributed Control System ) / <text:s/>Manufacturing Execution System ( MES ) <text:s/>or any other ( PC- or Cloud based ) system for energy monitoring and energy management</text:span></text:p>
              </text:list-item>
              <text:list-item>
                <text:p><text:span text:style-name="T2">Cloud Servic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 Signal Chain 1/2</text:p>
          </draw:text-box>
        </draw:frame>
        <draw:frame presentation:style-name="pr8" draw:layer="layout" svg:width="25.199cm" svg:height="15.395cm" svg:x="1.4cm" svg:y="4.814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  <text:p/>
                <text:p>Analog <text:s text:c="5"/>Digitzer <text:s text:c="23"/>PLC/ <text:s text:c="4"/>Cloud</text:p>
                <text:p>mechanical <text:s text:c="34"/>DCS/MES</text:p>
                <text:p>meter <text:s text:c="28"/>Pre- <text:s text:c="7"/>Final <text:s text:c="5"/>Post-</text:p>
                <text:p><text:s text:c="50"/>processing</text:p>
              </text:list-header>
            </text:list>
          </draw:text-box>
        </draw:frame>
        <draw:custom-shape draw:style-name="gr2" draw:text-style-name="P3" xml:id="id1" draw:id="id1" draw:layer="layout" svg:width="2.6cm" svg:height="6.5cm" svg:x="2.4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75cm" svg:height="1.5cm" draw:transform="rotate (-1.5707963267949) translate (8.8cm 5.25cm)">
          <text:p/>
          <draw:enhanced-geometry svg:viewBox="0 0 21600 21600" draw:mirror-horizontal="tru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3" draw:layer="layout" svg:width="2.5cm" svg:height="6.5cm" svg:x="9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6.5cm" svg:x="14.3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6.5cm" svg:x="19cm" svg:y="4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3" draw:layer="layout" svg:width="3cm" svg:height="6.5cm" svg:x="24.1cm" svg:y="4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3" draw:layer="layout" svg:x1="5cm" svg:y1="7.75cm" svg:x2="6.956cm" svg:y2="7.81cm" draw:start-shape="id1" draw:start-glue-point="1" svg:d="m5000 7750h1303v60h653" svg:viewBox="0 0 1957 61">
          <text:p/>
        </draw:connector>
        <draw:connector draw:style-name="gr4" draw:text-style-name="P3" draw:layer="layout" svg:x1="12.258cm" svg:y1="7.949cm" svg:x2="13.784cm" svg:y2="7.966cm" svg:d="m12258 7949h763v17h763" svg:viewBox="0 0 1527 18">
          <text:p/>
        </draw:connector>
        <draw:connector draw:style-name="gr4" draw:text-style-name="P3" draw:layer="layout" svg:x1="17.258cm" svg:y1="7.95cm" svg:x2="18.784cm" svg:y2="7.967cm" svg:d="m17258 7950h763v17h763" svg:viewBox="0 0 1527 18">
          <text:p/>
        </draw:connector>
        <draw:connector draw:style-name="gr4" draw:text-style-name="P3" draw:layer="layout" svg:x1="22.258cm" svg:y1="7.951cm" svg:x2="23.784cm" svg:y2="7.968cm" svg:d="m22258 7951h763v17h763" svg:viewBox="0 0 1527 18">
          <text:p/>
        </draw:connecto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 Signal Chain 2/2 - <text:line-break/>Implementation Options</text:p>
          </draw:text-box>
        </draw:frame>
        <draw:frame draw:style-name="standard" draw:layer="layout" svg:width="24.499cm" svg:height="9.939cm" svg:x="2cm" svg:y="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 table:number-rows-spanned="2">
                <text:p><text:span text:style-name="T3">#</text:span></text:p>
              </table:table-cell>
              <table:table-cell table:style-name="ce1" table:number-rows-spanned="2">
                <text:p><text:span text:style-name="T3">Stage</text:span></text:p>
              </table:table-cell>
              <table:table-cell table:number-columns-spanned="4">
                <text:p><text:span text:style-name="T4">Option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2">
              <table:covered-table-cell table:style-name="ce1"/>
              <table:covered-table-cell table:style-name="ce1"/>
              <table:table-cell>
                <text:p><text:span text:style-name="T5">1</text:span></text:p>
              </table:table-cell>
              <table:table-cell>
                <text:p><text:span text:style-name="T4">2</text:span></text:p>
              </table:table-cell>
              <table:table-cell>
                <text:p><text:span text:style-name="T4">3</text:span></text:p>
              </table:table-cell>
              <table:table-cell>
                <text:p><text:span text:style-name="T4">4</text:span></text:p>
              </table:table-cell>
            </table:table-row>
            <table:table-row table:style-name="ro3" table:default-cell-style-name="ce2">
              <table:table-cell table:style-name="ce1">
                <text:p><text:span text:style-name="T3">1</text:span></text:p>
              </table:table-cell>
              <table:table-cell table:style-name="ce3">
                <text:p><text:span text:style-name="T3">Digitizing</text:span></text:p>
              </table:table-cell>
              <table:table-cell table:style-name="ce4" table:number-rows-spanned="2">
                <text:p><text:span text:style-name="T4">Embedded System or Smart Mobile Device</text:span></text:p>
              </table:table-cell>
              <table:table-cell table:number-rows-spanned="3">
                <text:p><text:span text:style-name="T4">Embedded System or Smart Mobile Device</text:span></text:p>
              </table:table-cell>
              <table:table-cell>
                <text:p><text:span text:style-name="T4">Embedded System</text:span></text:p>
              </table:table-cell>
              <table:table-cell table:style-name="ce4">
                <text:p><text:span text:style-name="T4">Embedded System</text:span></text:p>
              </table:table-cell>
            </table:table-row>
            <table:table-row table:style-name="ro4" table:default-cell-style-name="ce2">
              <table:table-cell table:style-name="ce1">
                <text:p><text:span text:style-name="T3">2</text:span></text:p>
              </table:table-cell>
              <table:table-cell table:style-name="ce3">
                <text:p><text:span text:style-name="T3">Pre-Processing</text:span></text:p>
              </table:table-cell>
              <table:covered-table-cell table:style-name="ce4"/>
              <table:covered-table-cell/>
              <table:table-cell>
                <text:p><text:span text:style-name="T4">Smart mobile device</text:span></text:p>
              </table:table-cell>
              <table:table-cell table:style-name="ce4">
                <text:p><text:span text:style-name="T4">Smart mobile device</text:span></text:p>
              </table:table-cell>
            </table:table-row>
            <table:table-row table:style-name="ro4" table:default-cell-style-name="ce2">
              <table:table-cell table:style-name="ce1">
                <text:p><text:span text:style-name="T3">3</text:span></text:p>
              </table:table-cell>
              <table:table-cell table:style-name="ce3">
                <text:p><text:span text:style-name="T3">Final Processing</text:span></text:p>
              </table:table-cell>
              <table:table-cell table:number-rows-spanned="2">
                <text:p><text:span text:style-name="T4">(PLC) / DCS / MES or Cloud</text:span></text:p>
              </table:table-cell>
              <table:covered-table-cell/>
              <table:table-cell table:number-rows-spanned="2">
                <text:p><text:span text:style-name="T4">PLC / DCS / MES or Cloud</text:span></text:p>
              </table:table-cell>
              <table:table-cell table:style-name="ce4">
                <text:p><text:span text:style-name="T4">PLC / DCS / MES</text:span></text:p>
              </table:table-cell>
            </table:table-row>
            <table:table-row table:style-name="ro5" table:default-cell-style-name="ce2">
              <table:table-cell table:style-name="ce1">
                <text:p><text:span text:style-name="T3">4</text:span></text:p>
              </table:table-cell>
              <table:table-cell table:style-name="ce3">
                <text:p><text:span text:style-name="T3">Post Processing</text:span></text:p>
              </table:table-cell>
              <table:covered-table-cell/>
              <table:table-cell>
                <text:p><text:span text:style-name="T4">PLC / DCS / MES or Cloud</text:span></text:p>
              </table:table-cell>
              <table:covered-table-cell/>
              <table:table-cell table:style-name="ce4">
                <text:p><text:span text:style-name="T4"><text:s/></text:span><text:span text:style-name="T4">Clou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3 Technologies</text:p>
          </draw:text-box>
        </draw:frame>
        <draw:frame presentation:style-name="pr9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Digitizing, e.g. analog/digital conversion, optical to digital conversion, image generation ( photography )</text:p>
              </text:list-item>
              <text:list-item>
                <text:p>Pre-, final, post processing of data</text:p>
              </text:list-item>
              <text:list-item>
                <text:p>Optional optical character recognition</text:p>
              </text:list-item>
              <text:list-item>
                <text:p>Creation and processing of data records</text:p>
              </text:list-item>
              <text:list-item>
                <text:p>Transfer of data records by a signal chain from source to destination</text:p>
              </text:list-item>
              <text:list-item>
                <text:p>Business Intelligence ( BI 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4 Resume</text:p>
          </draw:text-box>
        </draw:frame>
        <draw:frame presentation:style-name="pr10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5 Resources</text:p>
          </draw:text-box>
        </draw:frame>
        <draw:frame presentation:style-name="pr10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Project homepage<text:span text:style-name="T6"><text:a xlink:href="http://www.hemmerling.com/doku.php/en/smartblitzmerker.html" xlink:type="simple">http://www.hemmerling.com/doku.php/en/smartblitzmerker.html</text:a></text:span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49M23S</meta:editing-duration>
    <meta:editing-cycles>78</meta:editing-cycles>
    <meta:generator>LibreOffice/3.6$Windows_x86 LibreOffice_project/e183d5b-f8ccaf6-3804794-95b4be8-895629</meta:generator>
    <dc:date>2015-06-14T19:06:30.98</dc:date>
    <meta:document-statistic meta:object-count="63"/>
  </office:meta>
</office:document-meta>
</file>